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Roboto" svg:font-family="Roboto"/>
    <style:font-face style:name="Tahoma1" svg:font-family="Tahoma"/>
    <style:font-face style:name="inherit" svg:font-family="inherit"/>
    <style:font-face style:name="monospace" svg:font-family="monospace"/>
    <style:font-face style:name="var unicoach-h1-font-family" svg:font-family="'var unicoach-h1-font-family'"/>
    <style:font-face style:name="var unicoach-h2-font-family" svg:font-family="'var unicoach-h2-font-family'"/>
    <style:font-face style:name="var unicoach-h3-font-family" svg:font-family="'var unicoach-h3-font-family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  <style:text-properties fo:language="en" fo:country="US"/>
    </style:style>
    <style:style style:name="P3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4" style:family="paragraph" style:parent-style-name="Heading_20_2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style:font-name="var unicoach-h2-font-family" fo:letter-spacing="normal" fo:language="en" fo:country="US" fo:font-style="normal"/>
    </style:style>
    <style:style style:name="P5" style:family="paragraph" style:parent-style-name="Heading_20_3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style:font-name="var unicoach-h3-font-family" fo:letter-spacing="normal" fo:language="en" fo:country="US" fo:font-style="normal"/>
    </style:style>
    <style:style style:name="P6" style:family="paragraph" style:parent-style-name="Preformatted_20_Text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background-color="#2b2b2b" fo:padding="0in" fo:border="none">
        <style:background-image/>
      </style:paragraph-properties>
    </style:style>
    <style:style style:name="P7" style:family="paragraph" style:parent-style-name="Text_20_body">
      <style:paragraph-properties fo:margin-left="0in" fo:margin-right="0in" fo:margin-top="0in" fo:margin-bottom="0.15in" fo:orphans="2" fo:widows="2" fo:text-indent="0in" style:auto-text-indent="false" fo:padding="0in" fo:border="none"/>
      <style:text-properties fo:font-variant="normal" fo:text-transform="none" fo:color="#415674" style:font-name="Roboto" fo:font-size="10.8000001907349pt" fo:letter-spacing="normal" fo:font-style="normal" fo:font-weight="normal"/>
    </style:style>
    <style:style style:name="P8" style:family="paragraph" style:parent-style-name="Preformatted_20_Text">
      <style:paragraph-properties fo:margin-top="0in" fo:margin-bottom="0in" fo:line-height="150%" fo:text-align="start" style:justify-single-word="false" fo:orphans="2" fo:widows="2" fo:background-color="#2b2b2b" fo:padding="0in" fo:border="none">
        <style:background-image/>
      </style:paragraph-properties>
    </style:style>
    <style:style style:name="P9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415674" style:font-name="Roboto" fo:font-size="10.8000001907349pt" fo:letter-spacing="normal" fo:font-style="normal" fo:font-weight="normal"/>
    </style:style>
    <style:style style:name="P10" style:family="paragraph" style:parent-style-name="Standard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1" style:family="paragraph" style:parent-style-name="Heading_20_2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415674" style:font-name="Roboto" fo:font-size="10.8000001907349pt" fo:letter-spacing="normal" fo:font-style="normal" fo:font-weight="normal"/>
    </style:style>
    <style:style style:name="P12" style:family="paragraph" style:parent-style-name="Heading_20_2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415674" style:font-name="Roboto" fo:font-size="10.8000001907349pt" fo:letter-spacing="normal" fo:font-style="normal" fo:font-weight="normal" style:font-weight-asian="bold" style:font-weight-complex="bold"/>
    </style:style>
    <style:style style:name="P13" style:family="paragraph" style:parent-style-name="Heading_20_2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style:font-name="var unicoach-h2-font-family" fo:letter-spacing="normal" fo:font-style="normal"/>
    </style:style>
    <style:style style:name="P14" style:family="paragraph" style:parent-style-name="Heading_20_2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15" style:family="paragraph" style:parent-style-name="Heading_20_2">
      <style:paragraph-properties fo:margin-left="0in" fo:margin-right="0in" fo:margin-top="0in" fo:margin-bottom="0.15in" fo:orphans="2" fo:widows="2" fo:text-indent="0in" style:auto-text-indent="false" fo:padding="0in" fo:border="none"/>
      <style:text-properties fo:font-variant="normal" fo:text-transform="none" style:font-name="var unicoach-h2-font-family" fo:letter-spacing="normal" fo:font-style="normal"/>
    </style:style>
    <style:style style:name="P16" style:family="paragraph" style:parent-style-name="Preformatted_20_Text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background-color="#2b2b2b" fo:padding="0in" fo:border="none">
        <style:background-image/>
      </style:paragraph-properties>
    </style:style>
    <style:style style:name="P17" style:family="paragraph" style:parent-style-name="Preformatted_20_Text">
      <style:paragraph-properties fo:margin-top="0in" fo:margin-bottom="0in" fo:line-height="150%" fo:text-align="start" style:justify-single-word="false" fo:orphans="2" fo:widows="2" fo:background-color="#2b2b2b" fo:padding="0in" fo:border="none">
        <style:background-image/>
      </style:paragraph-properties>
    </style:style>
    <style:style style:name="P18" style:family="paragraph" style:parent-style-name="Heading_20_3">
      <style:paragraph-properties fo:margin-left="0in" fo:margin-right="0in" fo:margin-top="0in" fo:margin-bottom="0.15in" fo:orphans="2" fo:widows="2" fo:text-indent="0in" style:auto-text-indent="false" fo:padding="0in" fo:border="none"/>
      <style:text-properties fo:font-variant="normal" fo:text-transform="none" style:font-name="var unicoach-h3-font-family" fo:letter-spacing="normal" fo:font-style="normal"/>
    </style:style>
    <style:style style:name="P19" style:family="paragraph" style:parent-style-name="Heading_20_3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0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415674" style:font-name="Roboto" fo:font-size="10.8000001907349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415674" style:font-name="Roboto" fo:font-size="10.8000001907349pt" fo:letter-spacing="normal" fo:font-style="normal" fo:font-weight="normal" style:font-weight-asian="bold" style:font-weight-complex="bold"/>
    </style:style>
    <style:style style:name="P22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style:use-window-font-color="true" style:font-name="Roboto" fo:font-size="10.8000001907349pt" fo:letter-spacing="normal" fo:font-style="normal" fo:font-weight="bold" style:font-weight-asian="bold" style:font-weight-complex="bold"/>
    </style:style>
    <style:style style:name="P23" style:family="paragraph" style:parent-style-name="Text_20_body">
      <style:paragraph-properties fo:margin-left="0in" fo:margin-right="0in" fo:margin-top="0in" fo:margin-bottom="0in" fo:orphans="2" fo:widows="2" fo:text-indent="0in" style:auto-text-indent="false" fo:padding="0in" fo:border="none"/>
    </style:style>
    <style:style style:name="P24" style:family="paragraph" style:parent-style-name="Text_20_body">
      <style:paragraph-properties fo:margin-left="0in" fo:margin-right="0in" fo:margin-top="0in" fo:margin-bottom="0.15in" fo:orphans="2" fo:widows="2" fo:text-indent="0in" style:auto-text-indent="false" fo:padding="0in" fo:border="none"/>
      <style:text-properties fo:font-variant="normal" fo:text-transform="none" fo:color="#415674" style:font-name="Roboto" fo:font-size="10.8000001907349pt" fo:letter-spacing="normal" fo:font-style="normal" fo:font-weight="normal"/>
    </style:style>
    <style:style style:name="P25" style:family="paragraph" style:parent-style-name="Heading_20_1">
      <style:paragraph-properties fo:margin-left="0in" fo:margin-right="0in" fo:margin-top="0in" fo:margin-bottom="0in" fo:orphans="2" fo:widows="2" fo:text-indent="0in" style:auto-text-indent="false" fo:padding="0in" fo:border="none"/>
      <style:text-properties fo:font-variant="normal" fo:text-transform="none" fo:color="#415674" style:font-name="Roboto" fo:font-size="10.8000001907349pt" fo:letter-spacing="normal" fo:font-style="normal" fo:font-weight="normal"/>
    </style:style>
    <style:style style:name="T1" style:family="text">
      <style:text-properties fo:font-variant="normal" fo:text-transform="none" fo:color="#415674" style:font-name="Roboto" fo:font-size="10.8000001907349pt" fo:letter-spacing="normal" fo:font-style="normal" fo:font-weight="normal"/>
    </style:style>
    <style:style style:name="T2" style:family="text">
      <style:text-properties fo:font-variant="normal" fo:text-transform="none" fo:color="#415674" style:font-name="Roboto" fo:font-size="10.8000001907349pt" fo:letter-spacing="normal" fo:font-style="normal" fo:font-weight="bold"/>
    </style:style>
    <style:style style:name="T3" style:family="text">
      <style:text-properties fo:font-variant="normal" fo:text-transform="none" fo:color="#415674" style:font-name="Roboto" fo:font-size="10.8000001907349pt" fo:letter-spacing="normal" fo:language="en" fo:country="US" fo:font-style="normal" fo:font-weight="normal"/>
    </style:style>
    <style:style style:name="T4" style:family="text">
      <style:text-properties fo:font-variant="normal" fo:text-transform="none" fo:color="#415674" fo:letter-spacing="normal"/>
    </style:style>
    <style:style style:name="T5" style:family="text">
      <style:text-properties fo:font-variant="normal" fo:text-transform="none" fo:color="#415674" style:font-name="inherit" fo:font-size="10.8000001907349pt" fo:letter-spacing="normal" fo:font-style="normal" fo:font-weight="bold"/>
    </style:style>
    <style:style style:name="T6" style:family="text">
      <style:text-properties fo:font-variant="normal" fo:text-transform="none" fo:color="#415674" style:font-name="inherit" fo:font-size="9pt" fo:letter-spacing="normal" fo:font-style="normal" fo:font-weight="bold"/>
    </style:style>
    <style:style style:name="T7" style:family="text">
      <style:text-properties fo:font-variant="normal" fo:text-transform="none" fo:color="#415674" style:text-line-through-style="none" style:font-name="inherit" fo:font-size="10.8000001907349pt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e0e0" style:font-name="inherit" fo:font-size="9pt" fo:letter-spacing="normal" fo:font-style="normal" fo:font-weight="normal"/>
    </style:style>
    <style:style style:name="T9" style:family="text">
      <style:text-properties fo:font-variant="normal" fo:text-transform="none" fo:color="#f8f8f2" style:font-name="Hack" fo:font-size="9pt" fo:letter-spacing="normal" fo:font-style="normal" fo:font-weight="normal"/>
    </style:style>
    <style:style style:name="T10" style:family="text">
      <style:text-properties fo:font-variant="normal" fo:text-transform="none" fo:color="#f8f8f2" style:font-name="inherit" fo:font-size="9pt" fo:letter-spacing="normal" fo:font-style="normal" fo:font-weight="normal"/>
    </style:style>
    <style:style style:name="T11" style:family="text">
      <style:text-properties fo:font-variant="normal" fo:text-transform="none" fo:color="#f8f8f2" fo:letter-spacing="normal"/>
    </style:style>
    <style:style style:name="T12" style:family="text">
      <style:text-properties fo:font-variant="normal" fo:text-transform="none" fo:color="#fefefe" style:font-name="inherit" fo:font-size="9pt" fo:letter-spacing="normal" fo:font-style="normal" fo:font-weight="normal"/>
    </style:style>
    <style:style style:name="T13" style:family="text">
      <style:text-properties fo:font-variant="normal" fo:text-transform="none" fo:color="#d4d0ab" style:font-name="inherit" fo:font-size="9pt" fo:letter-spacing="normal" fo:font-style="normal" fo:font-weight="normal"/>
    </style:style>
    <style:style style:name="T14" style:family="text">
      <style:text-properties fo:font-variant="normal" fo:text-transform="none" fo:color="#ffd700" style:font-name="inherit" fo:font-size="9pt" fo:letter-spacing="normal" fo:font-style="normal" fo:font-weight="normal"/>
    </style:style>
    <style:style style:name="T15" style:family="text">
      <style:text-properties fo:font-variant="normal" fo:text-transform="none" fo:color="#abe338" style:font-name="inherit" fo:font-size="9pt" fo:letter-spacing="normal" fo:font-style="normal" fo:font-weight="normal"/>
    </style:style>
    <style:style style:name="T16" style:family="text">
      <style:text-properties fo:font-variant="normal" fo:text-transform="none" fo:color="#ffa07a" style:font-name="inherit" fo:font-size="9pt" fo:letter-spacing="normal" fo:font-style="normal" fo:font-weight="normal"/>
    </style:style>
    <style:style style:name="T17" style:family="text">
      <style:text-properties fo:font-variant="normal" fo:text-transform="none" style:font-name="var unicoach-h2-font-family" fo:letter-spacing="normal" fo:font-style="normal"/>
    </style:style>
    <style:style style:name="T18" style:family="text">
      <style:text-properties fo:font-variant="normal" fo:text-transform="none" style:text-line-through-style="none" style:font-name="var unicoach-h2-font-family" fo:letter-spacing="normal" fo:font-style="normal" style:text-underline-style="none" style:text-blinking="false"/>
    </style:style>
    <style:style style:name="T19" style:family="text">
      <style:text-properties fo:font-variant="normal" fo:text-transform="none" style:font-name="inherit" fo:font-size="18pt" fo:letter-spacing="normal" fo:font-style="normal" fo:font-weight="bold"/>
    </style:style>
    <style:style style:name="T20" style:family="text">
      <style:text-properties fo:font-variant="normal" fo:text-transform="none" style:font-name="var unicoach-h3-font-family" fo:letter-spacing="normal" fo:font-style="normal"/>
    </style:style>
    <style:style style:name="T21" style:family="text">
      <style:text-properties fo:color="#415674" style:font-name="Roboto" fo:font-size="10.8000001907349pt" fo:language="en" fo:country="US" fo:font-weight="normal"/>
    </style:style>
    <style:style style:name="T22" style:family="text">
      <style:text-properties style:font-name="var unicoach-h2-font-family"/>
    </style:style>
    <style:style style:name="T23" style:family="text">
      <style:text-properties style:font-name="var unicoach-h2-font-family" fo:font-size="24pt" fo:font-weight="bold" style:font-weight-asian="bold" style:font-weight-complex="bold"/>
    </style:style>
    <style:style style:name="T24" style:family="text">
      <style:text-properties fo:color="#ffffff" style:font-name="var unicoach-h2-font-family" fo:font-size="24pt"/>
    </style:style>
    <style:style style:name="T25" style:family="text">
      <style:text-properties fo:color="#ffffff" style:font-name="var unicoach-h2-font-family" fo:font-size="24pt" fo:font-weight="bold" style:font-weight-asian="bold" style:font-weight-complex="bold"/>
    </style:style>
    <style:style style:name="T26" style:family="text">
      <style:text-properties fo:color="#800000" style:font-name="var unicoach-h2-font-family" fo:font-size="24pt" fo:font-weight="bold" style:font-weight-asian="bold" style:font-weight-complex="bold"/>
    </style:style>
    <style:style style:name="T27" style:family="text">
      <style:text-properties style:use-window-font-color="true" style:font-name="var unicoach-h2-font-family" fo:font-size="24pt" fo:font-weight="bold" style:font-weight-asian="bold" style:font-weight-complex="bold"/>
    </style:style>
    <style:style style:name="T2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<text:span text:style-name="T27">Руководство по ООП на PHP для Новичков</text:span></text:h>
      <text:p text:style-name="P22"><text:span text:style-name="T22"/></text:p>
      <text:h text:style-name="P12" text:outline-level="2"><text:a xlink:type="simple" xlink:href="https://geniuscourses.com/php-ооп/" text:style-name="Internet_20_link" text:visited-style-name="Visited_20_Internet_20_Link"><text:span text:style-name="T22">https://geniuscourses.com/php-%D0%BE%D0%BE%D0%BF/</text:span></text:a></text:h>
      <text:p text:style-name="P21"><text:span text:style-name="T22"/></text:p>
      <text:p text:style-name="P21"><text:span text:style-name="T22"/></text:p>
      <text:h text:style-name="P11" text:outline-level="2"><text:span text:style-name="T22">PHP ООП</text:span></text:h>
      <text:p text:style-name="P3"><text:span text:style-name="T1">Конечная цель объектно-ориентированного программирования (</text:span><text:span text:style-name="Strong_20_Emphasis"><text:span text:style-name="T5">PHP</text:span></text:span><text:span text:style-name="T1"> </text:span><text:span text:style-name="Strong_20_Emphasis"><text:span text:style-name="T5">ООП</text:span></text:span><text:span text:style-name="T1">) – это создание программного кода, который можно переиспользовать и расширять в будущем. Однако для многих начинающих разработчиков, понимание </text:span><text:span text:style-name="Strong_20_Emphasis"><text:span text:style-name="T5">ООП</text:span></text:span><text:span text:style-name="T1"> может быть сложным и запутанным.</text:span></text:p>
      <text:p text:style-name="P3"><text:span text:style-name="T1">В этом руководстве мы объясним </text:span><text:a xlink:type="simple" xlink:href="https://geniuscourses.com/category/php/" text:style-name="Internet_20_link" text:visited-style-name="Visited_20_Internet_20_Link"><text:span text:style-name="T7">основы ООП на PHP</text:span></text:a><text:span text:style-name="T1"> для новичков, включая концепции, такие как классы, объекты, наследование, полиморфизм и инкапсуляция. Мы также рассмотрим, как эти концепции применяются на практике при создании объектно-ориентированного кода на PHP.</text:span></text:p>
      <text:h text:style-name="P13" text:outline-level="2"><text:span text:style-name="T21">PHP ООП</text:span></text:h>
      <text:p text:style-name="P3"><text:span text:style-name="T1">Конечная цель объектно-ориентированного программирования (</text:span><text:span text:style-name="Strong_20_Emphasis"><text:span text:style-name="T5">PHP</text:span></text:span><text:span text:style-name="T1"> </text:span><text:span text:style-name="Strong_20_Emphasis"><text:span text:style-name="T5">ООП</text:span></text:span><text:span text:style-name="T1">) – это создание программного кода, который можно переиспользовать и расширять в будущем. Однако для многих начинающих разработчиков, понимание </text:span><text:span text:style-name="Strong_20_Emphasis"><text:span text:style-name="T5">ООП</text:span></text:span><text:span text:style-name="T1"> может быть сложным и запутанным.</text:span></text:p>
      <text:p text:style-name="P3"><text:span text:style-name="T1">В этом руководстве мы объясним </text:span><text:a xlink:type="simple" xlink:href="https://geniuscourses.com/category/php/" text:style-name="Internet_20_link" text:visited-style-name="Visited_20_Internet_20_Link"><text:span text:style-name="T7">основы ООП на PHP</text:span></text:a><text:span text:style-name="T1"> для новичков, включая концепции, такие как классы, объекты, наследование, полиморфизм и инкапсуляция. Мы также рассмотрим, как эти концепции применяются на практике при создании объектно-ориентированного кода на PHP.</text:span></text:p>
      <text:h text:style-name="P15" text:outline-level="2">Что такое объектно-ориентированное программирование (ООП)?</text:h>
      <text:p text:style-name="P3"><text:span text:style-name="T1">Объектно-ориентированное программирование (</text:span><text:span text:style-name="Strong_20_Emphasis"><text:span text:style-name="T5">ООП</text:span></text:span><text:span text:style-name="T1">) – это подход к разработке программного обеспечения, который основывается на понятии объектов и их взаимодействия. В объектно-ориентированной парадигме программирования, программа разбивается на набор объектов, каждый из которых имеет свои </text:span><text:span text:style-name="Strong_20_Emphasis"><text:span text:style-name="T5">свойства</text:span></text:span><text:span text:style-name="T1"> и </text:span><text:span text:style-name="Strong_20_Emphasis"><text:span text:style-name="T5">методы</text:span></text:span><text:span text:style-name="T1">.</text:span></text:p>
      <text:p text:style-name="P3"><text:span text:style-name="T1">ООП обеспечивает возможность создавать программное обеспечение, которое является более </text:span><text:span text:style-name="Strong_20_Emphasis"><text:span text:style-name="T5">модульным</text:span></text:span><text:span text:style-name="T1">, </text:span><text:span text:style-name="Strong_20_Emphasis"><text:span text:style-name="T5">гибким</text:span></text:span><text:span text:style-name="T1">, </text:span><text:span text:style-name="Strong_20_Emphasis"><text:span text:style-name="T5">масштабируемым</text:span></text:span><text:span text:style-name="T1"> и </text:span><text:span text:style-name="Strong_20_Emphasis"><text:span text:style-name="T5">легко поддерживаемым</text:span></text:span><text:span text:style-name="T1">. Этот подход к программированию позволяет разделить функциональность программы на небольшие, логически связанные модули, что упрощает понимание кода, его тестирование и поддержку.</text:span></text:p>
      <text:p text:style-name="P3"><text:span text:style-name="T1">В объектно-ориентированной парадигме программирования основными понятиями являются </text:span><text:span text:style-name="Strong_20_Emphasis"><text:span text:style-name="T5">классы</text:span></text:span><text:span text:style-name="T1"> и </text:span><text:span text:style-name="Strong_20_Emphasis"><text:span text:style-name="T5">объекты</text:span></text:span><text:span text:style-name="T1">. Класс – это шаблон, описывающий свойства и методы, которыми обладают объекты. Объект – это экземпляр класса, созданный во время выполнения программы. Объекты имеют свои свойства и методы, которые могут быть использованы для взаимодействия с другими объектами.</text:span></text:p>
      <text:p text:style-name="P3"><text:span text:style-name="T1">ООП также подразумевает использование </text:span><text:span text:style-name="Strong_20_Emphasis"><text:span text:style-name="T5">наследования</text:span></text:span><text:span text:style-name="T1"> и </text:span><text:span text:style-name="Strong_20_Emphasis"><text:span text:style-name="T5">полиморфизма</text:span></text:span><text:span text:style-name="T1">. Наследование позволяет создавать новые классы на основе существующих, что позволяет сократить объем кода и упростить его поддержку. Полиморфизм позволяет объектам с одинаковым интерфейсом вести себя по-разному в зависимости от контекста их использования.</text:span></text:p>
      <text:p text:style-name="P3"><text:span text:style-name="T1">В PHP </text:span><text:span text:style-name="Strong_20_Emphasis"><text:span text:style-name="T5">объектно-ориентированное программирование</text:span></text:span><text:span text:style-name="T1"> реализуется с помощью классов и объектов, которые могут быть созданы в любой части программы и могут использоваться в других частях программы. ООП в PHP предоставляет </text:span><text:soft-page-break/><text:span text:style-name="T1">разработчикам большую гибкость и возможности для создания мощных и эффективных приложений.</text:span></text:p>
      <text:h text:style-name="P15" text:outline-level="2">Классы и объекты. PHP ООП</text:h>
      <text:p text:style-name="P7">ООП строится вокруг понятия классов и объектов. Класс – это шаблон, по которому создаются объекты. Он определяет набор свойств и методов, которые будут доступны объектам этого класса.</text:p>
      <text:h text:style-name="P18" text:outline-level="3">Создание классов (PHP ООП)</text:h>
      <text:p text:style-name="P3"><text:span text:style-name="T1">Для создания класса в PHP используется ключевое слово “</text:span><text:span text:style-name="Strong_20_Emphasis"><text:span text:style-name="T5">class</text:span></text:span><text:span text:style-name="T1">“, за которым следует имя класса и фигурные скобки, в которых определяются </text:span><text:span text:style-name="Strong_20_Emphasis"><text:span text:style-name="T5">свойства</text:span></text:span><text:span text:style-name="T1"> и </text:span><text:span text:style-name="Strong_20_Emphasis"><text:span text:style-name="T5">методы</text:span></text:span><text:span text:style-name="T1"> класса. Например:</text:span></text:p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Person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2"/></text:span></text:span><text:span text:style-name="Source_20_Text"><text:span text:style-name="T13">// Свойства класса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name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age</text:span></text:span><text:span text:style-name="Source_20_Text"><text:span text:style-name="T12">;</text:span></text:span></text:p>
      <text:p text:style-name="P8"/>
      <text:p text:style-name="P6"><text:span text:style-name="Source_20_Text"><text:span text:style-name="T11"><text:s text:c="2"/></text:span></text:span><text:span text:style-name="Source_20_Text"><text:span text:style-name="T13">// Методы класса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sayHello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echo</text:span></text:span><text:span text:style-name="Source_20_Text"><text:span text:style-name="T9"> </text:span></text:span><text:span text:style-name="Source_20_Text"><text:span text:style-name="T15">"Hello, my name is "</text:span></text:span><text:span text:style-name="Source_20_Text"><text:span text:style-name="T8">.$this-&gt;</text:span></text:span><text:span text:style-name="Source_20_Text"><text:span text:style-name="T16">name</text:span></text:span><text:span text:style-name="Source_20_Text"><text:span text:style-name="T8">.</text:span></text:span><text:span text:style-name="Source_20_Text"><text:span text:style-name="T15">" and I am "</text:span></text:span><text:span text:style-name="Source_20_Text"><text:span text:style-name="T8">.$this-&gt;</text:span></text:span><text:span text:style-name="Source_20_Text"><text:span text:style-name="T16">age</text:span></text:span><text:span text:style-name="Source_20_Text"><text:span text:style-name="T8">.</text:span></text:span><text:span text:style-name="Source_20_Text"><text:span text:style-name="T15">" years old."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3"><text:span text:style-name="T1">В этом примере определен класс </text:span><text:span text:style-name="Strong_20_Emphasis"><text:span text:style-name="T5">Person</text:span></text:span><text:span text:style-name="T1"> с двумя свойствами – </text:span><text:span text:style-name="Strong_20_Emphasis"><text:span text:style-name="T5">name</text:span></text:span><text:span text:style-name="T1"> и </text:span><text:span text:style-name="Strong_20_Emphasis"><text:span text:style-name="T5">age</text:span></text:span><text:span text:style-name="T1">, и методом </text:span><text:span text:style-name="Strong_20_Emphasis"><text:span text:style-name="T5">sayHello()</text:span></text:span><text:span text:style-name="T1">, который выводит приветствие с именем и возрастом человека.</text:span></text:p>
      <text:h text:style-name="P18" text:outline-level="3">Создание объектов (PHP ООП)</text:h>
      <text:p text:style-name="P3"><text:span text:style-name="T1">Для создания объекта класса используется ключевое слово “</text:span><text:span text:style-name="Strong_20_Emphasis"><text:span text:style-name="T5">new</text:span></text:span><text:span text:style-name="T1">” и имя класса. Например:</text:span></text:p>
      <text:p text:style-name="P6"><text:span text:style-name="Source_20_Text"><text:span text:style-name="T8">$person1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new</text:span></text:span><text:span text:style-name="Source_20_Text"><text:span text:style-name="T9"> </text:span></text:span><text:span text:style-name="Source_20_Text"><text:span text:style-name="T10">Person</text:span></text:span><text:span text:style-name="Source_20_Text"><text:span text:style-name="T12">();</text:span></text:span></text:p>
      <text:p text:style-name="P3"><text:span text:style-name="T1">В этом примере создается объект </text:span><text:span text:style-name="Strong_20_Emphasis"><text:span text:style-name="T5">$person1</text:span></text:span><text:span text:style-name="T1"> класса </text:span><text:span text:style-name="Strong_20_Emphasis"><text:span text:style-name="T5">Person</text:span></text:span><text:span text:style-name="T1">. Объекты класса содержат свойства и методы, определенные в классе. Свойства объектов можно установить и получить, используя оператор “</text:span><text:span text:style-name="Strong_20_Emphasis"><text:span text:style-name="T5">-&gt;</text:span></text:span><text:span text:style-name="T1">“. Например:</text:span></text:p>
      <text:p text:style-name="P6"><text:span text:style-name="Source_20_Text"><text:span text:style-name="T8">$person1-&gt;</text:span></text:span><text:span text:style-name="Source_20_Text"><text:span text:style-name="T16">name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15">"John"</text:span></text:span><text:span text:style-name="Source_20_Text"><text:span text:style-name="T12">;</text:span></text:span></text:p>
      <text:p text:style-name="P6"><text:span text:style-name="Source_20_Text"><text:span text:style-name="T8">$person1-&gt;</text:span></text:span><text:span text:style-name="Source_20_Text"><text:span text:style-name="T16">age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30</text:span></text:span><text:span text:style-name="Source_20_Text"><text:span text:style-name="T12">;</text:span></text:span></text:p>
      <text:p text:style-name="P6"><text:span text:style-name="Source_20_Text"><text:span text:style-name="T8">$person1-&gt;</text:span></text:span><text:span text:style-name="Source_20_Text"><text:span text:style-name="T14">sayHello</text:span></text:span><text:span text:style-name="Source_20_Text"><text:span text:style-name="T12">();</text:span></text:span></text:p>
      <text:h text:style-name="P18" text:outline-level="3">Конструкторы и деструкторы</text:h>
      <text:p text:style-name="P3"><text:span text:style-name="Strong_20_Emphasis"><text:span text:style-name="T5">Конструктор</text:span></text:span><text:span text:style-name="T1"> – это метод, который вызывается автоматически при создании объекта класса. </text:span><text:a xlink:type="simple" xlink:href="https://geniuscourses.com/category/php/" text:style-name="Internet_20_link" text:visited-style-name="Visited_20_Internet_20_Link"><text:span text:style-name="T7">Конструкторы в PHP</text:span></text:a><text:span text:style-name="T1"> имеют имя “</text:span><text:span text:style-name="Strong_20_Emphasis"><text:span text:style-name="T5">__construct()</text:span></text:span><text:span text:style-name="T1">“. Они могут использоваться для инициализации свойств объекта. Например:</text:span></text:p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Person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name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age</text:span></text:span><text:span text:style-name="Source_20_Text"><text:span text:style-name="T12">;</text:span></text:span></text:p>
      <text:p text:style-name="P8"/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__construct</text:span></text:span><text:span text:style-name="Source_20_Text"><text:span text:style-name="T12">(</text:span></text:span><text:span text:style-name="Source_20_Text"><text:span text:style-name="T8">$name</text:span></text:span><text:span text:style-name="Source_20_Text"><text:span text:style-name="T12">,</text:span></text:span><text:span text:style-name="Source_20_Text"><text:span text:style-name="T9"> </text:span></text:span><text:span text:style-name="Source_20_Text"><text:span text:style-name="T8">$age</text:span></text:span><text:span text:style-name="Source_20_Text"><text:span text:style-name="T12">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$this-&gt;</text:span></text:span><text:span text:style-name="Source_20_Text"><text:span text:style-name="T16">name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$name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8">$this-&gt;</text:span></text:span><text:span text:style-name="Source_20_Text"><text:span text:style-name="T16">age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$age</text:span></text:span><text:span text:style-name="Source_20_Text"><text:span text:style-name="T12">;</text:span></text:span></text:p>
      <text:p text:style-name="P6"><text:soft-page-break/><text:span text:style-name="Source_20_Text"><text:span text:style-name="T11"><text:s text:c="2"/></text:span></text:span><text:span text:style-name="Source_20_Text"><text:span text:style-name="T12">}</text:span></text:span></text:p>
      <text:p text:style-name="P8"/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sayHello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echo</text:span></text:span><text:span text:style-name="Source_20_Text"><text:span text:style-name="T9"> </text:span></text:span><text:span text:style-name="Source_20_Text"><text:span text:style-name="T15">"Hello, my name is "</text:span></text:span><text:span text:style-name="Source_20_Text"><text:span text:style-name="T8">.$this-&gt;</text:span></text:span><text:span text:style-name="Source_20_Text"><text:span text:style-name="T16">name</text:span></text:span><text:span text:style-name="Source_20_Text"><text:span text:style-name="T8">.</text:span></text:span><text:span text:style-name="Source_20_Text"><text:span text:style-name="T15">" and I am "</text:span></text:span><text:span text:style-name="Source_20_Text"><text:span text:style-name="T8">.$this-&gt;</text:span></text:span><text:span text:style-name="Source_20_Text"><text:span text:style-name="T16">age</text:span></text:span><text:span text:style-name="Source_20_Text"><text:span text:style-name="T8">.</text:span></text:span><text:span text:style-name="Source_20_Text"><text:span text:style-name="T15">" years old."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8"/>
      <text:p text:style-name="P6"><text:span text:style-name="Source_20_Text"><text:span text:style-name="T8">$person1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new</text:span></text:span><text:span text:style-name="Source_20_Text"><text:span text:style-name="T9"> </text:span></text:span><text:span text:style-name="Source_20_Text"><text:span text:style-name="T10">Person</text:span></text:span><text:span text:style-name="Source_20_Text"><text:span text:style-name="T12">(</text:span></text:span><text:span text:style-name="Source_20_Text"><text:span text:style-name="T15">"John"</text:span></text:span><text:span text:style-name="Source_20_Text"><text:span text:style-name="T12">,</text:span></text:span><text:span text:style-name="Source_20_Text"><text:span text:style-name="T9"> </text:span></text:span><text:span text:style-name="Source_20_Text"><text:span text:style-name="T8">30</text:span></text:span><text:span text:style-name="Source_20_Text"><text:span text:style-name="T12">);</text:span></text:span></text:p>
      <text:p text:style-name="P6"><text:span text:style-name="Source_20_Text"><text:span text:style-name="T8">$person1-&gt;</text:span></text:span><text:span text:style-name="Source_20_Text"><text:span text:style-name="T14">sayHello</text:span></text:span><text:span text:style-name="Source_20_Text"><text:span text:style-name="T12">();</text:span></text:span></text:p>
      <text:p text:style-name="P3"><text:span text:style-name="T1">В этом примере конструктор класса </text:span><text:span text:style-name="Strong_20_Emphasis"><text:span text:style-name="T5">Person</text:span></text:span><text:span text:style-name="T1"> принимает два аргумента – </text:span><text:span text:style-name="Strong_20_Emphasis"><text:span text:style-name="T5">имя</text:span></text:span><text:span text:style-name="T1"> и </text:span><text:span text:style-name="Strong_20_Emphasis"><text:span text:style-name="T5">возраст</text:span></text:span><text:span text:style-name="T1">. Они используются для </text:span><text:span text:style-name="Strong_20_Emphasis"><text:span text:style-name="T5">инициализации</text:span></text:span><text:span text:style-name="T1"> свойств объекта.</text:span></text:p>
      <text:p text:style-name="P3"><text:span text:style-name="Strong_20_Emphasis"><text:span text:style-name="T5">Деструктор</text:span></text:span><text:span text:style-name="T1"> – это метод, который вызывается автоматически при уничтожении объекта класса. Деструкторы в PHP имеют имя “</text:span><text:span text:style-name="Strong_20_Emphasis"><text:span text:style-name="T5">__destruct()</text:span></text:span><text:span text:style-name="T1">“. Они могут использоваться для освобождения ресурсов, которые занимал объект. Например:</text:span></text:p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MyClass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__destruct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13">// Освобождение ресурсов</text:span></text:span></text:p>
      <text:p text:style-name="P6"><text:span text:style-name="Source_20_Text"><text:span text:style-name="T11"><text:s text:c="2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h text:style-name="P15" text:outline-level="2">Наследование</text:h>
      <text:p text:style-name="P7">Наследование в ООП позволяет создавать новый класс на основе существующего класса, который называется родительским классом или суперклассом. Новый класс, созданный на основе существующего, называется дочерним классом или подклассом.</text:p>
      <text:h text:style-name="P18" text:outline-level="3">Создание дочерних классов</text:h>
      <text:p text:style-name="P3"><text:span text:style-name="T1">При создании дочернего класса, он </text:span><text:span text:style-name="Strong_20_Emphasis"><text:span text:style-name="T5">наследует</text:span></text:span><text:span text:style-name="T1"> все свойства и методы родительского класса, и может добавлять свои собственные свойства и методы. Таким образом, дочерний класс расширяет функциональность родительского класса.</text:span></text:p>
      <text:p text:style-name="P3"><text:span text:style-name="T1">Для создания дочернего класса в PHP используется ключевое слово </text:span><text:span text:style-name="Source_20_Text"><text:span text:style-name="Strong_20_Emphasis"><text:span text:style-name="T6">extends</text:span></text:span></text:span><text:span text:style-name="T1">. Например, если у нас есть класс </text:span><text:span text:style-name="Source_20_Text"><text:span text:style-name="Strong_20_Emphasis"><text:span text:style-name="T6">Animal</text:span></text:span></text:span><text:span text:style-name="T1">, мы можем создать дочерний класс </text:span><text:span text:style-name="Source_20_Text"><text:span text:style-name="Strong_20_Emphasis"><text:span text:style-name="T6">Cat</text:span></text:span></text:span><text:span text:style-name="T1">, который наследует свойства и методы от </text:span><text:span text:style-name="Source_20_Text"><text:span text:style-name="Strong_20_Emphasis"><text:span text:style-name="T6">Animal</text:span></text:span></text:span><text:span text:style-name="T1"> следующим образом:</text:span></text:p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Animal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name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makeSound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echo</text:span></text:span><text:span text:style-name="Source_20_Text"><text:span text:style-name="T9"> </text:span></text:span><text:span text:style-name="Source_20_Text"><text:span text:style-name="T15">"The animal makes a sound."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8"/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Cat</text:span></text:span><text:span text:style-name="Source_20_Text"><text:span text:style-name="T9"> </text:span></text:span><text:span text:style-name="Source_20_Text"><text:span text:style-name="T8">extends</text:span></text:span><text:span text:style-name="Source_20_Text"><text:span text:style-name="T9"> </text:span></text:span><text:span text:style-name="Source_20_Text"><text:span text:style-name="T10">Animal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makeSound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echo</text:span></text:span><text:span text:style-name="Source_20_Text"><text:span text:style-name="T9"> </text:span></text:span><text:span text:style-name="Source_20_Text"><text:span text:style-name="T15">"Meow!"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3"><text:soft-page-break/><text:span text:style-name="T1">В этом примере </text:span><text:span text:style-name="Source_20_Text"><text:span text:style-name="Strong_20_Emphasis"><text:span text:style-name="T6">Cat</text:span></text:span></text:span><text:span text:style-name="T1"> является дочерним классом </text:span><text:span text:style-name="Source_20_Text"><text:span text:style-name="Strong_20_Emphasis"><text:span text:style-name="T6">Animal</text:span></text:span></text:span><text:span text:style-name="T1">. Он наследует свойство </text:span><text:span text:style-name="Source_20_Text"><text:span text:style-name="Strong_20_Emphasis"><text:span text:style-name="T6">$name</text:span></text:span></text:span><text:span text:style-name="T1"> и метод </text:span><text:span text:style-name="Source_20_Text"><text:span text:style-name="Strong_20_Emphasis"><text:span text:style-name="T6">makeSound()</text:span></text:span></text:span><text:span text:style-name="T1"> от </text:span><text:span text:style-name="Source_20_Text"><text:span text:style-name="Strong_20_Emphasis"><text:span text:style-name="T6">Animal</text:span></text:span></text:span><text:span text:style-name="T1">, а также добавляет свой собственный метод </text:span><text:span text:style-name="Source_20_Text"><text:span text:style-name="Strong_20_Emphasis"><text:span text:style-name="T6">meow()</text:span></text:span></text:span><text:span text:style-name="T1">.</text:span></text:p>
      <text:h text:style-name="P18" text:outline-level="3">Множественное наследование</text:h>
      <text:p text:style-name="P3"><text:span text:style-name="T1">PHP также поддерживает </text:span><text:span text:style-name="Strong_20_Emphasis"><text:span text:style-name="T5">множественное наследование</text:span></text:span><text:span text:style-name="T1">, когда дочерний класс наследует свойства и методы от нескольких родительских классов. Для этого используется запятая, чтобы разделить список родительских классов. Например:</text:span></text:p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Animal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name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makeSound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echo</text:span></text:span><text:span text:style-name="Source_20_Text"><text:span text:style-name="T9"> </text:span></text:span><text:span text:style-name="Source_20_Text"><text:span text:style-name="T15">"The animal makes a sound."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8"/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CanFly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fly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echo</text:span></text:span><text:span text:style-name="Source_20_Text"><text:span text:style-name="T9"> </text:span></text:span><text:span text:style-name="Source_20_Text"><text:span text:style-name="T15">"The animal can fly."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8"/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Bat</text:span></text:span><text:span text:style-name="Source_20_Text"><text:span text:style-name="T9"> </text:span></text:span><text:span text:style-name="Source_20_Text"><text:span text:style-name="T8">extends</text:span></text:span><text:span text:style-name="Source_20_Text"><text:span text:style-name="T9"> </text:span></text:span><text:span text:style-name="Source_20_Text"><text:span text:style-name="T10">Animal</text:span></text:span><text:span text:style-name="Source_20_Text"><text:span text:style-name="T12">,</text:span></text:span><text:span text:style-name="Source_20_Text"><text:span text:style-name="T9"> CanFly </text:span></text:span><text:span text:style-name="Source_20_Text"><text:span text:style-name="T12">{</text:span></text:span></text:p>
      <text:p text:style-name="P6"><text:span text:style-name="Source_20_Text"><text:span text:style-name="T11"><text:s text:c="2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makeSound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echo</text:span></text:span><text:span text:style-name="Source_20_Text"><text:span text:style-name="T9"> </text:span></text:span><text:span text:style-name="Source_20_Text"><text:span text:style-name="T15">"Screech!"</text:span></text:span><text:span text:style-name="Source_20_Text"><text:span text:style-name="T12">;</text:span></text:span></text:p>
      <text:p text:style-name="P6"><text:span text:style-name="Source_20_Text"><text:span text:style-name="T11"><text:s text:c="2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3"><text:span text:style-name="T1">В этом примере класс </text:span><text:span text:style-name="Source_20_Text"><text:span text:style-name="Strong_20_Emphasis"><text:span text:style-name="T6">Bat</text:span></text:span></text:span><text:span text:style-name="T1"> наследует свойства и методы от двух родительских классов – </text:span><text:span text:style-name="Source_20_Text"><text:span text:style-name="Strong_20_Emphasis"><text:span text:style-name="T6">Animal</text:span></text:span></text:span><text:span text:style-name="T1"> и </text:span><text:span text:style-name="Source_20_Text"><text:span text:style-name="Strong_20_Emphasis"><text:span text:style-name="T6">CanFly</text:span></text:span></text:span><text:span text:style-name="T1">. Он также добавляет свой собственный метод </text:span><text:span text:style-name="Source_20_Text"><text:span text:style-name="Strong_20_Emphasis"><text:span text:style-name="T6">screech()</text:span></text:span></text:span><text:span text:style-name="T1">. Обратите внимание, что PHP не поддерживает множественное наследование методов с одинаковым именем. Если два родительских класса имеют метод с одинаковым именем, то нужно переопределить этот метод в дочернем классе.</text:span></text:p>
      <text:h text:style-name="P15" text:outline-level="2">Полиморфизм</text:h>
      <text:p text:style-name="P7">Полиморфизм – это способность объектов разных классов использовать одинаковые методы, что упрощает их взаимодействие. В PHP полиморфизм реализуется с помощью перегрузки методов, абстрактных классов и интерфейсов.</text:p>
      <text:h text:style-name="P18" text:outline-level="3">Перегрузка методов</text:h>
      <text:p text:style-name="P7">Перегрузка методов – это возможность определения нескольких методов с одним и тем же именем, но с разными параметрами. Таким образом, объекты могут вызывать метод с одним и тем же именем, но с разными параметрами, и получать разные результаты. Например, в классе “Калькулятор” можно определить метод “сумма”, который будет принимать разное количество аргументов, в зависимости от того, сколько чисел нужно сложить.</text:p>
      <text:h text:style-name="P18" text:outline-level="3">Абстрактные классы и интерфейсы</text:h>
      <text:p text:style-name="P3"><text:a xlink:type="simple" xlink:href="https://geniuscourses.com/category/php/" text:style-name="Internet_20_link" text:visited-style-name="Visited_20_Internet_20_Link"><text:span text:style-name="T7">Абстрактные классы и интерфейсы</text:span></text:a><text:span text:style-name="T1"> – это способы определения общих свойств и методов для группы классов, не привязываясь к конкретным реализациям. </text:span><text:soft-page-break/><text:span text:style-name="T1">Абстрактный класс может содержать как реализованные методы, так и абстрактные методы, которые должны быть реализованы в дочерних классах. Интерфейс же содержит только объявления методов, которые должны быть реализованы в классе, который имплементирует этот интерфейс. Таким образом, абстрактные классы и интерфейсы обеспечивают гибкость и расширяемость кода, позволяя создавать новые классы на основе существующих и обеспечивая единообразный интерфейс для работы с разными классами.</text:span></text:p>
      <text:h text:style-name="P15" text:outline-level="2">Инкапсуляция</text:h>
      <text:p text:style-name="P7">Инкапсуляция – это один из основных принципов ООП, который позволяет скрыть реализацию и детали работы объекта от других частей программы, обеспечивая доступ только к интерфейсу, который предоставляет объект. Таким образом, изменения внутренней реализации объекта не должны влиять на его взаимодействие с другими объектами.</text:p>
      <text:h text:style-name="P18" text:outline-level="3">Защита свойств и методов класса</text:h>
      <text:p text:style-name="P7">В PHP инкапсуляцию можно реализовать с помощью модификаторов доступа, таких как public, private и protected. Public-свойства и методы доступны из любой части программы. Private-свойства и методы доступны только изнутри класса. Protected-свойства и методы доступны только изнутри класса и его дочерних классов.</text:p>
      <text:h text:style-name="P18" text:outline-level="3">Геттеры и сеттеры</text:h>
      <text:p text:style-name="P7">Чтобы защитить свойства и методы класса, можно использовать модификаторы доступа. Для получения доступа к ним извне, можно использовать геттеры и сеттеры. Геттер – это метод, который возвращает значение определенного свойства объекта, а сеттер – это метод, который устанавливает значение этого свойства.</text:p>
      <text:p text:style-name="P7">Абстрактные классы и интерфейсы являются другими способами реализации инкапсуляции в PHP. Абстрактный класс – это класс, который не может быть создан непосредственно, а может содержать абстрактные методы, которые должны быть реализованы в дочерних классах. Интерфейс – это набор методов без реализации, которые должны быть реализованы в классах, которые реализуют интерфейс. Использование абстрактных классов и интерфейсов позволяет более гибко организовать код и обеспечить более легкое масштабирование.</text:p>
      <text:h text:style-name="P14" text:outline-level="2"><text:span text:style-name="T17">Видео </text:span><text:a xlink:type="simple" xlink:href="https://www.youtube.com/watch?v=-V43jPvGLgw" office:target-frame-name="_blank" xlink:show="new" text:style-name="Internet_20_link" text:visited-style-name="Visited_20_Internet_20_Link"><text:span text:style-name="T18">инструкция по PHP ООП</text:span></text:a></text:h>
      <text:p text:style-name="Text_20_body"/>
      <text:h text:style-name="P15" text:outline-level="2">Практический пример применения PHP ООП</text:h>
      <text:p text:style-name="P7">Применение ООП на практике является одним из наиболее важных аспектов изучения ООП. После освоения основных концепций ООП, необходимо научиться применять их на практике для решения реальных задач.</text:p>
      <text:p text:style-name="P7">Пример создания класса и объекта: Допустим, мы хотим создать класс “Человек”, который будет содержать свойства “имя”, “возраст”, “рост” и метод “sayHello()”. Вот как может выглядеть код для создания такого класса на PHP:</text:p>
      <text:p text:style-name="P7"/>
      <text:p text:style-name="P7"/>
      <text:p text:style-name="P6"><text:soft-page-break/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Person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name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age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height</text:span></text:span><text:span text:style-name="Source_20_Text"><text:span text:style-name="T12">;</text:span></text:span></text:p>
      <text:p text:style-name="P8"/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sayHello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8"/></text:span></text:span><text:span text:style-name="Source_20_Text"><text:span text:style-name="T8">echo</text:span></text:span><text:span text:style-name="Source_20_Text"><text:span text:style-name="T9"> </text:span></text:span><text:span text:style-name="Source_20_Text"><text:span text:style-name="T15">"Привет, меня зовут "</text:span></text:span><text:span text:style-name="Source_20_Text"><text:span text:style-name="T9"> </text:span></text:span><text:span text:style-name="Source_20_Text"><text:span text:style-name="T8">.</text:span></text:span><text:span text:style-name="Source_20_Text"><text:span text:style-name="T9"> </text:span></text:span><text:span text:style-name="Source_20_Text"><text:span text:style-name="T8">$this-&gt;</text:span></text:span><text:span text:style-name="Source_20_Text"><text:span text:style-name="T16">name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7">Затем мы можем создать объект этого класса и задать ему значения свойств:</text:p>
      <text:p text:style-name="P6"><text:span text:style-name="Source_20_Text"><text:span text:style-name="T8">$person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new</text:span></text:span><text:span text:style-name="Source_20_Text"><text:span text:style-name="T9"> </text:span></text:span><text:span text:style-name="Source_20_Text"><text:span text:style-name="T10">Person</text:span></text:span><text:span text:style-name="Source_20_Text"><text:span text:style-name="T12">();</text:span></text:span></text:p>
      <text:p text:style-name="P6"><text:span text:style-name="Source_20_Text"><text:span text:style-name="T8">$person-&gt;</text:span></text:span><text:span text:style-name="Source_20_Text"><text:span text:style-name="T16">name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15">"Иван"</text:span></text:span><text:span text:style-name="Source_20_Text"><text:span text:style-name="T12">;</text:span></text:span></text:p>
      <text:p text:style-name="P6"><text:span text:style-name="Source_20_Text"><text:span text:style-name="T8">$person-&gt;</text:span></text:span><text:span text:style-name="Source_20_Text"><text:span text:style-name="T16">age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30</text:span></text:span><text:span text:style-name="Source_20_Text"><text:span text:style-name="T12">;</text:span></text:span></text:p>
      <text:p text:style-name="P6"><text:span text:style-name="Source_20_Text"><text:span text:style-name="T8">$person-&gt;</text:span></text:span><text:span text:style-name="Source_20_Text"><text:span text:style-name="T16">height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180</text:span></text:span><text:span text:style-name="Source_20_Text"><text:span text:style-name="T12">;</text:span></text:span></text:p>
      <text:p text:style-name="P3"><text:span text:style-name="T1">Теперь мы можем вызвать метод “</text:span><text:span text:style-name="Strong_20_Emphasis"><text:span text:style-name="T5">sayHello()</text:span></text:span><text:span text:style-name="T1">” для объекта </text:span><text:span text:style-name="Strong_20_Emphasis"><text:span text:style-name="T5">$person</text:span></text:span><text:span text:style-name="T1"> и он выведет сообщение “</text:span><text:span text:style-name="Strong_20_Emphasis"><text:span text:style-name="T5">Привет, меня зовут Иван</text:span></text:span><text:span text:style-name="T1">“.</text:span></text:p>
      <text:h text:style-name="P19" text:outline-level="3"><text:span text:style-name="Strong_20_Emphasis"><text:span text:style-name="T19">Пример наследования и полиморфизма</text:span></text:span><text:span text:style-name="T20"> PHP ООП</text:span></text:h>
      <text:p text:style-name="P7">Предположим, мы хотим создать класс “Студент”, который наследует свойства и методы класса “Человек” и добавляет свои собственные свойства и методы. Вот как может выглядеть код для создания такого класса на PHP:</text:p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Student</text:span></text:span><text:span text:style-name="Source_20_Text"><text:span text:style-name="T9"> </text:span></text:span><text:span text:style-name="Source_20_Text"><text:span text:style-name="T8">extends</text:span></text:span><text:span text:style-name="Source_20_Text"><text:span text:style-name="T9"> </text:span></text:span><text:span text:style-name="Source_20_Text"><text:span text:style-name="T10">Person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$university</text:span></text:span><text:span text:style-name="Source_20_Text"><text:span text:style-name="T12">;</text:span></text:span></text:p>
      <text:p text:style-name="P8"/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study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8"/></text:span></text:span><text:span text:style-name="Source_20_Text"><text:span text:style-name="T8">echo</text:span></text:span><text:span text:style-name="Source_20_Text"><text:span text:style-name="T9"> </text:span></text:span><text:span text:style-name="Source_20_Text"><text:span text:style-name="T8">$this-&gt;</text:span></text:span><text:span text:style-name="Source_20_Text"><text:span text:style-name="T16">name</text:span></text:span><text:span text:style-name="Source_20_Text"><text:span text:style-name="T9"> </text:span></text:span><text:span text:style-name="Source_20_Text"><text:span text:style-name="T8">.</text:span></text:span><text:span text:style-name="Source_20_Text"><text:span text:style-name="T9"> </text:span></text:span><text:span text:style-name="Source_20_Text"><text:span text:style-name="T15">" учится в "</text:span></text:span><text:span text:style-name="Source_20_Text"><text:span text:style-name="T9"> </text:span></text:span><text:span text:style-name="Source_20_Text"><text:span text:style-name="T8">.</text:span></text:span><text:span text:style-name="Source_20_Text"><text:span text:style-name="T9"> </text:span></text:span><text:span text:style-name="Source_20_Text"><text:span text:style-name="T8">$this-&gt;</text:span></text:span><text:span text:style-name="Source_20_Text"><text:span text:style-name="T16">university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3"><text:span text:style-name="T1">Теперь мы можем создать объект класса “</text:span><text:span text:style-name="Strong_20_Emphasis"><text:span text:style-name="T5">Студент</text:span></text:span><text:span text:style-name="T1">” и задать ему значения свойств, включая свойство “</text:span><text:span text:style-name="Strong_20_Emphasis"><text:span text:style-name="T5">university</text:span></text:span><text:span text:style-name="T1">“:</text:span></text:p>
      <text:p text:style-name="P6"><text:span text:style-name="Source_20_Text"><text:span text:style-name="T8">$student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new</text:span></text:span><text:span text:style-name="Source_20_Text"><text:span text:style-name="T9"> </text:span></text:span><text:span text:style-name="Source_20_Text"><text:span text:style-name="T10">Student</text:span></text:span><text:span text:style-name="Source_20_Text"><text:span text:style-name="T12">();</text:span></text:span></text:p>
      <text:p text:style-name="P6"><text:span text:style-name="Source_20_Text"><text:span text:style-name="T8">$student-&gt;</text:span></text:span><text:span text:style-name="Source_20_Text"><text:span text:style-name="T16">name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15">"Мария"</text:span></text:span><text:span text:style-name="Source_20_Text"><text:span text:style-name="T12">;</text:span></text:span></text:p>
      <text:p text:style-name="P6"><text:span text:style-name="Source_20_Text"><text:span text:style-name="T8">$student-&gt;</text:span></text:span><text:span text:style-name="Source_20_Text"><text:span text:style-name="T16">age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20</text:span></text:span><text:span text:style-name="Source_20_Text"><text:span text:style-name="T12">;</text:span></text:span></text:p>
      <text:p text:style-name="P6"><text:span text:style-name="Source_20_Text"><text:span text:style-name="T8">$student-&gt;</text:span></text:span><text:span text:style-name="Source_20_Text"><text:span text:style-name="T16">height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170</text:span></text:span><text:span text:style-name="Source_20_Text"><text:span text:style-name="T12">;</text:span></text:span></text:p>
      <text:p text:style-name="P6"><text:span text:style-name="Source_20_Text"><text:span text:style-name="T8">$student-&gt;</text:span></text:span><text:span text:style-name="Source_20_Text"><text:span text:style-name="T16">university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15">"МГУ"</text:span></text:span><text:span text:style-name="Source_20_Text"><text:span text:style-name="T12">;</text:span></text:span></text:p>
      <text:p text:style-name="P3"><text:span text:style-name="T1">Мы можем вызвать метод “</text:span><text:span text:style-name="Strong_20_Emphasis"><text:span text:style-name="T5">sayHello()</text:span></text:span><text:span text:style-name="T1">” для объекта </text:span><text:span text:style-name="Strong_20_Emphasis"><text:span text:style-name="T5">$student</text:span></text:span><text:span text:style-name="T1"> и он выведет сообщение “</text:span><text:span text:style-name="Strong_20_Emphasis"><text:span text:style-name="T5">Привет, меня зовут Мария</text:span></text:span><text:span text:style-name="T1">“. Также мы можем вызвать метод “</text:span><text:span text:style-name="Strong_20_Emphasis"><text:span text:style-name="T5">study()</text:span></text:span><text:span text:style-name="T1">” для объекта </text:span><text:span text:style-name="Strong_20_Emphasis"><text:span text:style-name="T5">$student </text:span></text:span><text:span text:style-name="T1">и он выведет сообщение “</text:span><text:span text:style-name="Strong_20_Emphasis"><text:span text:style-name="T5">Мария учится в МГУ</text:span></text:span><text:span text:style-name="T1">“.</text:span></text:p>
      <text:h text:style-name="P18" text:outline-level="3">Пример инкапсуляции PHP ООП</text:h>
      <text:p text:style-name="P7">Допустим, мы хотим создать класс “БанковскийСчет”, который будет содержать свойства “баланс” и “номерСчета”, и методы “снятьДеньги()” и “положитьДеньги()”. Однако мы не хотим, чтобы эти свойства и методы были доступны извне класса. Для этого мы можем использовать инкапсуляцию. Вот как может выглядеть код для создания такого Класса.</text:p>
      <text:p text:style-name="P6"><text:span text:style-name="Source_20_Text"><text:span text:style-name="T8">class</text:span></text:span><text:span text:style-name="Source_20_Text"><text:span text:style-name="T9"> </text:span></text:span><text:span text:style-name="Source_20_Text"><text:span text:style-name="T10">BankAccount</text:span></text:span><text:span text:style-name="Source_20_Text"><text:span text:style-name="T9"> </text:span></text:span><text:span text:style-name="Source_20_Text"><text:span text:style-name="T12">{</text:span></text:span></text:p>
      <text:p text:style-name="P6"><text:soft-page-break/><text:span text:style-name="Source_20_Text"><text:span text:style-name="T11"><text:s text:c="4"/></text:span></text:span><text:span text:style-name="Source_20_Text"><text:span text:style-name="T8">private</text:span></text:span><text:span text:style-name="Source_20_Text"><text:span text:style-name="T9"> </text:span></text:span><text:span text:style-name="Source_20_Text"><text:span text:style-name="T8">$balance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8">private</text:span></text:span><text:span text:style-name="Source_20_Text"><text:span text:style-name="T9"> </text:span></text:span><text:span text:style-name="Source_20_Text"><text:span text:style-name="T8">$accountNumber</text:span></text:span><text:span text:style-name="Source_20_Text"><text:span text:style-name="T12">;</text:span></text:span></text:p>
      <text:p text:style-name="P8"><text:span text:style-name="Source_20_Text"><text:span text:style-name="T11"><text:s text:c="4"/></text:span></text:span></text:p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__construct</text:span></text:span><text:span text:style-name="Source_20_Text"><text:span text:style-name="T12">(</text:span></text:span><text:span text:style-name="Source_20_Text"><text:span text:style-name="T8">$balance</text:span></text:span><text:span text:style-name="Source_20_Text"><text:span text:style-name="T12">,</text:span></text:span><text:span text:style-name="Source_20_Text"><text:span text:style-name="T9"> </text:span></text:span><text:span text:style-name="Source_20_Text"><text:span text:style-name="T8">$accountNumber</text:span></text:span><text:span text:style-name="Source_20_Text"><text:span text:style-name="T12">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8"/></text:span></text:span><text:span text:style-name="Source_20_Text"><text:span text:style-name="T8">$this-&gt;</text:span></text:span><text:span text:style-name="Source_20_Text"><text:span text:style-name="T16">balance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$balance</text:span></text:span><text:span text:style-name="Source_20_Text"><text:span text:style-name="T12">;</text:span></text:span></text:p>
      <text:p text:style-name="P6"><text:span text:style-name="Source_20_Text"><text:span text:style-name="T11"><text:s text:c="8"/></text:span></text:span><text:span text:style-name="Source_20_Text"><text:span text:style-name="T8">$this-&gt;</text:span></text:span><text:span text:style-name="Source_20_Text"><text:span text:style-name="T16">accountNumber</text:span></text:span><text:span text:style-name="Source_20_Text"><text:span text:style-name="T9"> </text:span></text:span><text:span text:style-name="Source_20_Text"><text:span text:style-name="T8">=</text:span></text:span><text:span text:style-name="Source_20_Text"><text:span text:style-name="T9"> </text:span></text:span><text:span text:style-name="Source_20_Text"><text:span text:style-name="T8">$accountNumber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12">}</text:span></text:span></text:p>
      <text:p text:style-name="P8"><text:span text:style-name="Source_20_Text"><text:span text:style-name="T11"><text:s text:c="4"/></text:span></text:span></text:p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withdraw</text:span></text:span><text:span text:style-name="Source_20_Text"><text:span text:style-name="T12">(</text:span></text:span><text:span text:style-name="Source_20_Text"><text:span text:style-name="T8">$amount</text:span></text:span><text:span text:style-name="Source_20_Text"><text:span text:style-name="T12">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8"/></text:span></text:span><text:span text:style-name="Source_20_Text"><text:span text:style-name="T8">$this-&gt;</text:span></text:span><text:span text:style-name="Source_20_Text"><text:span text:style-name="T16">balance</text:span></text:span><text:span text:style-name="Source_20_Text"><text:span text:style-name="T9"> </text:span></text:span><text:span text:style-name="Source_20_Text"><text:span text:style-name="T8">-=</text:span></text:span><text:span text:style-name="Source_20_Text"><text:span text:style-name="T9"> </text:span></text:span><text:span text:style-name="Source_20_Text"><text:span text:style-name="T8">$amount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12">}</text:span></text:span></text:p>
      <text:p text:style-name="P8"><text:span text:style-name="Source_20_Text"><text:span text:style-name="T11"><text:s text:c="4"/></text:span></text:span></text:p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deposit</text:span></text:span><text:span text:style-name="Source_20_Text"><text:span text:style-name="T12">(</text:span></text:span><text:span text:style-name="Source_20_Text"><text:span text:style-name="T8">$amount</text:span></text:span><text:span text:style-name="Source_20_Text"><text:span text:style-name="T12">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8"/></text:span></text:span><text:span text:style-name="Source_20_Text"><text:span text:style-name="T8">$this-&gt;</text:span></text:span><text:span text:style-name="Source_20_Text"><text:span text:style-name="T16">balance</text:span></text:span><text:span text:style-name="Source_20_Text"><text:span text:style-name="T9"> </text:span></text:span><text:span text:style-name="Source_20_Text"><text:span text:style-name="T8">+=</text:span></text:span><text:span text:style-name="Source_20_Text"><text:span text:style-name="T9"> </text:span></text:span><text:span text:style-name="Source_20_Text"><text:span text:style-name="T8">$amount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12">}</text:span></text:span></text:p>
      <text:p text:style-name="P8"><text:span text:style-name="Source_20_Text"><text:span text:style-name="T11"><text:s text:c="4"/></text:span></text:span></text:p>
      <text:p text:style-name="P6"><text:span text:style-name="Source_20_Text"><text:span text:style-name="T11"><text:s text:c="4"/></text:span></text:span><text:span text:style-name="Source_20_Text"><text:span text:style-name="T8">public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getBalance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8"/></text:span></text:span><text:span text:style-name="Source_20_Text"><text:span text:style-name="T8">return</text:span></text:span><text:span text:style-name="Source_20_Text"><text:span text:style-name="T9"> </text:span></text:span><text:span text:style-name="Source_20_Text"><text:span text:style-name="T8">$this-&gt;</text:span></text:span><text:span text:style-name="Source_20_Text"><text:span text:style-name="T16">balance</text:span></text:span><text:span text:style-name="Source_20_Text"><text:span text:style-name="T12">;</text:span></text:span></text:p>
      <text:p text:style-name="P6"><text:span text:style-name="Source_20_Text"><text:span text:style-name="T11"><text:s text:c="4"/></text:span></text:span><text:span text:style-name="Source_20_Text"><text:span text:style-name="T12">}</text:span></text:span></text:p>
      <text:p text:style-name="P8"><text:span text:style-name="Source_20_Text"><text:span text:style-name="T11"><text:s text:c="4"/></text:span></text:span></text:p>
      <text:p text:style-name="P6"><text:span text:style-name="Source_20_Text"><text:span text:style-name="T11"><text:s text:c="4"/></text:span></text:span><text:span text:style-name="Source_20_Text"><text:span text:style-name="T8">private</text:span></text:span><text:span text:style-name="Source_20_Text"><text:span text:style-name="T9"> </text:span></text:span><text:span text:style-name="Source_20_Text"><text:span text:style-name="T8">function</text:span></text:span><text:span text:style-name="Source_20_Text"><text:span text:style-name="T9"> </text:span></text:span><text:span text:style-name="Source_20_Text"><text:span text:style-name="T14">generateTransactionNumber</text:span></text:span><text:span text:style-name="Source_20_Text"><text:span text:style-name="T12">()</text:span></text:span><text:span text:style-name="Source_20_Text"><text:span text:style-name="T9"> </text:span></text:span><text:span text:style-name="Source_20_Text"><text:span text:style-name="T12">{</text:span></text:span></text:p>
      <text:p text:style-name="P6"><text:span text:style-name="Source_20_Text"><text:span text:style-name="T11"><text:s text:c="8"/></text:span></text:span><text:span text:style-name="Source_20_Text"><text:span text:style-name="T13">// логика генерации номера транзакции</text:span></text:span></text:p>
      <text:p text:style-name="P6"><text:span text:style-name="Source_20_Text"><text:span text:style-name="T11"><text:s text:c="4"/></text:span></text:span><text:span text:style-name="Source_20_Text"><text:span text:style-name="T12">}</text:span></text:span></text:p>
      <text:p text:style-name="P6"><text:span text:style-name="Source_20_Text"><text:span text:style-name="T12">}</text:span></text:span></text:p>
      <text:p text:style-name="P3"><text:span text:style-name="T1">Здесь мы использовали модификаторы доступа </text:span><text:span text:style-name="Source_20_Text"><text:span text:style-name="Strong_20_Emphasis"><text:span text:style-name="T6">private</text:span></text:span></text:span><text:span text:style-name="T1"> для свойств </text:span><text:span text:style-name="Source_20_Text"><text:span text:style-name="Strong_20_Emphasis"><text:span text:style-name="T6">$balance</text:span></text:span></text:span><text:span text:style-name="T1"> и </text:span><text:span text:style-name="Source_20_Text"><text:span text:style-name="Strong_20_Emphasis"><text:span text:style-name="T6">$accountNumber</text:span></text:span></text:span><text:span text:style-name="T1">, а также для метода </text:span><text:span text:style-name="Source_20_Text"><text:span text:style-name="Strong_20_Emphasis"><text:span text:style-name="T6">generateTransactionNumber()</text:span></text:span></text:span><text:span text:style-name="T1">. Это означает, что эти свойства и метод не могут быть доступны извне класса, а доступ к ним осуществляется только через публичные методы </text:span><text:span text:style-name="Source_20_Text"><text:span text:style-name="Strong_20_Emphasis"><text:span text:style-name="T6">withdraw()</text:span></text:span></text:span><text:span text:style-name="T1">, </text:span><text:span text:style-name="Source_20_Text"><text:span text:style-name="Strong_20_Emphasis"><text:span text:style-name="T6">deposit()</text:span></text:span></text:span><text:span text:style-name="T1"> и </text:span><text:span text:style-name="Source_20_Text"><text:span text:style-name="Strong_20_Emphasis"><text:span text:style-name="T6">getBalance()</text:span></text:span></text:span><text:span text:style-name="T1">. Это обеспечивает защиту свойств и методов класса от неправильного использования и повышает безопасность приложения.</text:span></text:p>
      <text:h text:style-name="P15" text:outline-level="2">Заключение. PHP ООП</text:h>
      <text:p text:style-name="P7">В заключении можно сказать, что понимание основ объектно-ориентированного программирования на PHP является важным шагом для каждого начинающего программиста. ООП позволяет создавать более гибкий, масштабируемый и удобный для сопровождения код. Важно не только понимать основы, такие как классы, объекты, наследование, полиморфизм и инкапсуляция, но и уметь применять их на практике. Будучи знакомы с основами ООП на PHP, вы можете создавать эффективные, модульные и поддерживаемые приложения на PHP.</text:p>
      <text:p text:style-name="P1"><text:span text:style-name="T28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Roboto" svg:font-family="Roboto"/>
    <style:font-face style:name="Tahoma1" svg:font-family="Tahoma"/>
    <style:font-face style:name="inherit" svg:font-family="inherit"/>
    <style:font-face style:name="monospace" svg:font-family="monospace"/>
    <style:font-face style:name="var unicoach-h1-font-family" svg:font-family="'var unicoach-h1-font-family'"/>
    <style:font-face style:name="var unicoach-h2-font-family" svg:font-family="'var unicoach-h2-font-family'"/>
    <style:font-face style:name="var unicoach-h3-font-family" svg:font-family="'var unicoach-h3-font-family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29S</meta:editing-duration>
    <meta:editing-cycles>15</meta:editing-cycles>
    <meta:generator>OpenOffice/4.1.14$Win32 OpenOffice.org_project/4114m1$Build-9811</meta:generator>
    <dc:date>2023-12-03T00:39:21.35</dc:date>
    <dc:creator>Dima Wide</dc:creator>
    <meta:document-statistic meta:table-count="0" meta:image-count="0" meta:object-count="0" meta:page-count="7" meta:paragraph-count="170" meta:word-count="1773" meta:character-count="13251"/>
    <meta:user-defined meta:name="Info 1"/>
    <meta:user-defined meta:name="Info 2"/>
    <meta:user-defined meta:name="Info 3"/>
    <meta:user-defined meta:name="Info 4"/>
  </office:meta>
</office:document-meta>
</file>